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0</text:p>
          </table:table-cell>
          <table:table-cell table:style-name="ce2" office:value-type="string" calcext:value-type="string" table:number-columns-spanned="6" table:number-rows-spanned="6">
            <text:p>Num experimento inteiramente casualizado, foram comparados os efeitos </text:p>
            <text:p>de 5 tratamentos em relação ao crescimento de mudas de Pinus oocarpa,</text:p>
            <text:p>60 dias após a semeadura. Os tratamentos foram: solo de cerrado (SC),</text:p>
            <text:p>solo de cerrado + esterco (SC + E), solo de cerrado + esterco + NPK (SC + E + NPK),</text:p>
            <text:p>solo de cerrado + vermiculita (SC + V), solo de cerrado + vermiculita + NPK (SC + V + NPK).</text:p>
            <text:p>Os resultados de altura média das plantas, em cm, são: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0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80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50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+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0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+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0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+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E+N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E+NP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E+NP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E+NP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V+NP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V+NPK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V+NPK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+V+NPK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80</text:p>
          </table:table-cell>
          <table:table-cell table:number-columns-repeated="6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08:13:58.916000000</meta:creation-date>
    <dc:date>2023-12-19T08:34:23.550000000</dc:date>
    <meta:editing-duration>PT4M35S</meta:editing-duration>
    <meta:editing-cycles>2</meta:editing-cycles>
    <meta:generator>LibreOffice/7.5.5.2$Windows_X86_64 LibreOffice_project/ca8fe7424262805f223b9a2334bc7181abbcbf5e</meta:generator>
    <meta:document-statistic meta:table-count="1" meta:cell-count="64" meta:object-count="0"/>
  </office:meta>
</office:document-meta>
</file>